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2cm" fo:min-width="9.91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16cm" fo:min-width="12.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2cm" fo:min-width="12.6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584cm" fo:min-width="7.176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.584cm" fo:min-width="10.98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1.584cm" fo:min-width="8.40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00%" fo:text-align="star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line-height="150%"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line-height="150%"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9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10.414cm" svg:height="3.302cm" svg:x="1.778cm" svg:y="1.016cm">
          <text:p text:style-name="P1"><text:span text:style-name="T1">struct net_device </text:span><text:span text:style-name="T2">(e1000e eth0)</text:span></text:p>
          <text:list text:style-name="L1">
            <text:list-item>
              <text:p text:style-name="P1"><text:span text:style-name="T3">rx_handler_func_t *rx_handler</text:span></text:p>
            </text:list-item>
            <text:list-item>
              <text:p text:style-name="P2"><text:span text:style-name="T3">void *rx_handler_d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0.414cm" svg:height="3.302cm" svg:x="1.778cm" svg:y="6.604cm">
          <text:p text:style-name="P4"><text:span text:style-name="T1">struct slave</text:span></text:p>
          <text:list text:style-name="L1">
            <text:list-item>
              <text:p text:style-name="P1">struct net_device *dev</text:p>
            </text:list-item>
            <text:list-item>
              <text:p text:style-name="P5">struct bonding *bond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1cm" svg:height="1.666cm" svg:x="0.87cm" svg:y="11.798cm">
          <text:p text:style-name="P7"><text:span text:style-name="T1">struct net_device </text:span><text:span text:style-name="T2">(bond0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1cm" svg:height="3.302cm" svg:x="0.87cm" svg:y="13.462cm">
          <text:p text:style-name="P4"><text:span text:style-name="T1">struct bonding</text:span></text:p>
          <text:list text:style-name="L1">
            <text:list-item>
              <text:p text:style-name="P1">struct slave *curr_active_slav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874cm" svg:height="2.032cm" svg:x="25.4cm" svg:y="1.016cm">
          <text:p text:style-name="P7">e1000_receive_sk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7.874cm" svg:height="2.032cm" svg:x="15.94cm" svg:y="1.016cm">
          <text:p text:style-name="P7">napi_gro_rece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7.874cm" svg:height="2.032cm" svg:x="16.002cm" svg:y="4.826cm">
          <text:p text:style-name="P7">__netif_receive_skb(skb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1.683cm" svg:height="2.032cm" svg:x="14.733cm" svg:y="8.636cm">
          <text:p text:style-name="P7">bond_handle_frame</text:p>
          <text:p text:style-name="P7">// obtain slave from rx_handler_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9.105cm" svg:height="2.032cm" svg:x="16.041cm" svg:y="13.317cm">
          <text:p text:style-name="P7">skb→dev = master (bond0)</text:p>
          <text:p text:style-name="P7">netif_receive_skb(skb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25.4cm" svg:y1="2.032cm" svg:x2="23.814cm" svg:y2="2.032cm">
          <text:p/>
        </draw:line>
        <draw:line draw:style-name="gr7" draw:text-style-name="P9" draw:layer="layout" svg:x1="34.901cm" svg:y1="2.032cm" svg:x2="33.315cm" svg:y2="2.032cm">
          <text:p/>
        </draw:line>
        <draw:line draw:style-name="gr7" draw:text-style-name="P9" draw:layer="layout" svg:x1="20.066cm" svg:y1="3.048cm" svg:x2="20.066cm" svg:y2="4.826cm">
          <text:p/>
        </draw:line>
        <draw:line draw:style-name="gr7" draw:text-style-name="P9" draw:layer="layout" svg:x1="20.066cm" svg:y1="6.848cm" svg:x2="20.066cm" svg:y2="8.626cm">
          <text:p/>
        </draw:line>
        <draw:line draw:style-name="gr7" draw:text-style-name="P9" draw:layer="layout" svg:x1="20.066cm" svg:y1="10.648cm" svg:x2="20.066cm" svg:y2="13.317cm">
          <text:p/>
        </draw:line>
        <draw:line draw:style-name="gr7" draw:text-style-name="P9" draw:layer="layout" svg:x1="25.146cm" svg:y1="14.224cm" svg:x2="28.194cm" svg:y2="14.224cm">
          <text:p/>
        </draw:line>
        <draw:frame draw:style-name="gr8" draw:text-style-name="P10" draw:layer="layout" svg:width="2.75cm" svg:height="0.962cm" svg:x="28.448cm" svg:y="13.77cm">
          <draw:text-box>
            <text:p>bridging</text:p>
          </draw:text-box>
        </draw:frame>
        <draw:line draw:style-name="gr9" draw:text-style-name="P9" draw:layer="layout" svg:x1="11.176cm" svg:y1="2.794cm" svg:x2="17.78cm" svg:y2="9.144cm">
          <text:p/>
        </draw:line>
        <draw:line draw:style-name="gr9" draw:text-style-name="P9" draw:layer="layout" svg:x1="8.382cm" svg:y1="3.81cm" svg:x2="8.382cm" svg:y2="6.604cm">
          <text:p/>
        </draw:line>
        <draw:line draw:style-name="gr9" draw:text-style-name="P9" draw:layer="layout" svg:x1="3.556cm" svg:y1="8.128cm" svg:x2="3.556cm" svg:y2="4.318cm">
          <text:p/>
        </draw:line>
        <draw:line draw:style-name="gr9" draw:text-style-name="P9" draw:layer="layout" svg:x1="3.556cm" svg:y1="9.398cm" svg:x2="3.556cm" svg:y2="11.798cm">
          <text:p/>
        </draw:line>
        <draw:line draw:style-name="gr10" draw:text-style-name="P9" draw:layer="layout" svg:x1="1.778cm" svg:y1="15.494cm" svg:x2="0.508cm" svg:y2="15.494cm">
          <text:p/>
        </draw:line>
        <draw:line draw:style-name="gr10" draw:text-style-name="P9" draw:layer="layout" svg:x1="0.508cm" svg:y1="15.494cm" svg:x2="0.508cm" svg:y2="1.27cm">
          <text:p/>
        </draw:line>
        <draw:line draw:style-name="gr9" draw:text-style-name="P9" draw:layer="layout" svg:x1="0.508cm" svg:y1="1.27cm" svg:x2="1.778cm" svg:y2="1.27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8T14:13:01.455780009</dc:date>
    <meta:editing-duration>PT4H19M16S</meta:editing-duration>
    <meta:editing-cycles>400</meta:editing-cycles>
    <meta:generator>LibreOffice/5.1.4.2$Linux_X86_64 LibreOffice_project/10m0$Build-2</meta:generator>
    <meta:document-statistic meta:object-count="46"/>
  </office:meta>
</office:document-meta>
</file>